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438cm"/>
    </style:style>
    <style:style style:name="gr3" style:family="graphic" style:parent-style-name="standard">
      <style:graphic-properties draw:textarea-horizontal-align="justify" draw:textarea-vertical-align="middle" draw:auto-grow-height="false" fo:min-height="1.00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3.18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02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163cm" fo:min-width="3.564cm"/>
    </style:style>
    <style:style style:name="gr10" style:family="graphic" style:parent-style-name="standard">
      <style:graphic-properties draw:textarea-horizontal-align="justify" draw:textarea-vertical-align="middle" draw:auto-grow-height="false" fo:min-height="1.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7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svg:stroke-width="0.102cm" svg:stroke-color="#ffd320" draw:marker-start-width="0.509cm" draw:marker-end-width="0.509cm" draw:fill="none" draw:textarea-horizontal-align="justify" draw:textarea-vertical-align="middle" draw:auto-grow-height="false" fo:min-height="5.998cm" fo:min-width="4.986cm" fo:padding-top="0.176cm" fo:padding-bottom="0.176cm" fo:padding-left="0.301cm" fo:padding-right="0.301cm"/>
    </style:style>
    <style:style style:name="gr15" style:family="graphic" style:parent-style-name="standard">
      <style:graphic-properties draw:stroke="dash" draw:stroke-dash="Fine_20_Dashed" svg:stroke-width="0.102cm" svg:stroke-color="#ffd320" draw:marker-start-width="0.509cm" draw:marker-end-width="0.509cm" draw:fill="none" draw:textarea-horizontal-align="justify" draw:textarea-vertical-align="middle" draw:auto-grow-height="false" fo:min-height="3.712cm" fo:min-width="4.986cm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6.2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4.064cm" svg:x="1.778cm" svg:y="2.53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4.064cm" svg:x="9.652cm" svg:y="2.5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0.635cm" svg:height="1.27cm" svg:x="3.429cm" svg:y="1.135cm">
          <text:p/>
          <draw:enhanced-geometry svg:viewBox="0 0 21600 21600" draw:text-areas="?f0 0 ?f2 ?f5" draw:type="down-arrow" draw:modifiers="16964.9527806926 10120.75471698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6.31cm" svg:height="0.962cm" svg:x="1.016cm" svg:y="0.119cm">
          <draw:text-box>
            <text:p>HTTP REST request</text:p>
          </draw:text-box>
        </draw:frame>
        <draw:frame draw:style-name="gr5" draw:text-style-name="P3" draw:layer="layout" svg:width="3.683cm" svg:height="0.962cm" svg:x="2.032cm" svg:y="2.913cm">
          <draw:text-box>
            <text:p>Project API</text:p>
          </draw:text-box>
        </draw:frame>
        <draw:frame draw:style-name="gr6" draw:text-style-name="P5" draw:layer="layout" svg:width="4.572cm" svg:height="2.54cm" svg:x="2.032cm" svg:y="3.802cm">
          <draw:text-box>
            <text:p text:style-name="P4">-<text:span text:style-name="T1">check request</text:span></text:p>
            <text:p text:style-name="P4"><text:span text:style-name="T1">-store data</text:span></text:p>
            <text:p text:style-name="P4"><text:span text:style-name="T1">-call backend</text:span></text:p>
          </draw:text-box>
        </draw:frame>
        <draw:custom-shape draw:style-name="gr7" draw:text-style-name="P1" draw:layer="layout" svg:width="3.683cm" svg:height="0.635cm" draw:transform="skewX (0.0628318530717959) translate (6.009cm 4.056cm)">
          <text:p/>
          <draw:enhanced-geometry svg:viewBox="0 0 21600 21600" draw:mirror-horizontal="false" draw:mirror-vertical="false" draw:text-areas="0 ?f0 ?f5 ?f2" draw:type="right-arrow" draw:modifiers="15631.270358306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429cm" svg:height="1.952cm" svg:x="9.906cm" svg:y="4.009cm">
          <draw:text-box>
            <text:p>DataBase <text:span text:style-name="T2">(RDBMS)</text:span></text:p>
          </draw:text-box>
        </draw:frame>
        <draw:custom-shape draw:style-name="gr9" draw:text-style-name="P1" draw:layer="layout" svg:width="4.064cm" svg:height="2.413cm" svg:x="1.905cm" svg:y="8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1.905cm" svg:x="3.429cm" svg:y="6.596cm">
          <text:p/>
          <draw:enhanced-geometry svg:viewBox="0 0 21600 21600" draw:text-areas="?f0 0 ?f2 ?f5" draw:type="down-arrow" draw:modifiers="16964.9527806926 10120.75471698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4.249cm" svg:height="1.361cm" svg:x="3.556cm" svg:y="6.85cm">
          <draw:text-box>
            <text:p><text:span text:style-name="T1">Internal API</text:span></text:p>
            <text:p><text:span text:style-name="T1">(Abstract Class)</text:span></text:p>
          </draw:text-box>
        </draw:frame>
        <draw:frame draw:style-name="gr12" draw:text-style-name="P6" draw:layer="layout" svg:width="3.458cm" svg:height="1.361cm" svg:x="5.813cm" svg:y="3.421cm">
          <draw:text-box>
            <text:p><text:span text:style-name="T1">SQLAlchemy</text:span></text:p>
          </draw:text-box>
        </draw:frame>
        <draw:frame draw:style-name="gr13" draw:text-style-name="P3" draw:layer="layout" svg:width="2.794cm" svg:height="1.673cm" svg:x="2.286cm" svg:y="8.809cm">
          <draw:text-box>
            <text:p>Project Driver</text:p>
          </draw:text-box>
        </draw:frame>
        <draw:custom-shape draw:style-name="gr7" draw:text-style-name="P1" draw:layer="layout" svg:width="3.683cm" svg:height="0.635cm" draw:transform="skewX (0.0628318530717959) translate (6.009cm 9.263cm)">
          <text:p/>
          <draw:enhanced-geometry svg:viewBox="0 0 21600 21600" draw:mirror-horizontal="false" draw:mirror-vertical="false" draw:text-areas="0 ?f0 ?f5 ?f2" draw:type="right-arrow" draw:modifiers="15631.270358306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4.064cm" svg:height="2.413cm" svg:x="9.652cm" svg:y="8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048cm" svg:height="1.673cm" svg:x="10.287cm" svg:y="8.733cm">
          <draw:text-box>
            <text:p>Backend</text:p>
          </draw:text-box>
        </draw:frame>
        <draw:custom-shape draw:style-name="gr14" draw:text-style-name="P7" draw:layer="layout" svg:width="5.588cm" svg:height="6.35cm" svg:x="1.143cm" svg:y="1.8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5.588cm" svg:height="4.064cm" svg:x="1.143cm" svg:y="8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6" draw:layer="layout" svg:width="6.755cm" svg:height="1.361cm" svg:x="1.119cm" svg:y="10.958cm">
          <draw:text-box>
            <text:p><text:span text:style-name="T1">Project Internal </text:span></text:p>
            <text:p><text:span text:style-name="T1">Compon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0:25:47.467631770</meta:creation-date>
    <dc:date>2016-03-30T11:51:00.613682417</dc:date>
    <meta:editing-duration>PT17M44S</meta:editing-duration>
    <meta:editing-cycles>4</meta:editing-cycles>
    <meta:generator>LibreOffice/5.1.2.1.0$Linux_X86_64 LibreOffice_project/10m0$Build-1</meta:generator>
    <meta:document-statistic meta:object-count="19"/>
  </office:meta>
</office:document-meta>
</file>